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Standard" style:list-style-name="List_20_1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paragraph-rsid="001dd27a" style:text-blinking="false" fo:background-color="transparent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font-name="Liberation Serif" fo:font-size="13pt" fo:font-weight="normal" officeooo:rsid="001c0ec8" officeooo:paragraph-rsid="001c0ec8" style:font-size-asian="13pt" style:font-weight-asian="normal" style:font-size-complex="13pt" style:font-weight-complex="normal"/>
    </style:style>
    <style:style style:name="P4" style:family="paragraph" style:parent-style-name="Standard" style:list-style-name="List_20_1">
      <style:text-properties style:font-name="Liberation Serif" fo:font-size="13pt" fo:font-weight="normal" officeooo:rsid="001c9f07" officeooo:paragraph-rsid="001c9f07" style:font-size-asian="13pt" style:font-weight-asian="normal" style:font-size-complex="13pt" style:font-weight-complex="normal"/>
    </style:style>
    <style:style style:name="P5" style:family="paragraph" style:parent-style-name="Standard" style:list-style-name="List_20_1">
      <style:text-properties style:font-name="Liberation Serif" fo:font-size="13pt" fo:font-weight="normal" officeooo:rsid="001c9f07" officeooo:paragraph-rsid="001d4ada" style:font-size-asian="13pt" style:font-weight-asian="normal" style:font-size-complex="13pt" style:font-weight-complex="normal"/>
    </style:style>
    <style:style style:name="P6" style:family="paragraph" style:parent-style-name="Standard" style:list-style-name="List_20_1">
      <style:text-properties style:font-name="Liberation Serif" fo:font-size="13pt" fo:font-weight="normal" officeooo:paragraph-rsid="001dd27a" style:font-size-asian="13pt" style:font-weight-asian="normal" style:font-size-complex="13pt" style:font-weight-complex="normal"/>
    </style:style>
    <style:style style:name="P7" style:family="paragraph" style:parent-style-name="Standard" style:list-style-name="List_20_1">
      <style:text-properties style:font-name="Liberation Serif" fo:font-size="13pt" fo:font-weight="normal" officeooo:paragraph-rsid="001d4ada" style:font-size-asian="13pt" style:font-weight-asian="normal" style:font-size-complex="13pt" style:font-weight-complex="normal"/>
    </style:style>
    <style:style style:name="P8" style:family="paragraph" style:parent-style-name="Standard" style:list-style-name="List_20_1">
      <style:text-properties style:font-name="Liberation Serif" fo:font-size="13pt" fo:font-weight="normal" officeooo:paragraph-rsid="001e1abe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10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11" style:family="paragraph" style:parent-style-name="Text_20_body" style:list-style-name="List_20_1">
      <style:text-properties style:font-name="Liberation Serif" fo:font-size="13pt" fo:font-weight="normal" officeooo:paragraph-rsid="001e1abe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paragraph-rsid="0020c370" style:text-blinking="false" fo:background-color="transparent" style:font-size-asian="13pt" style:font-weight-asian="normal" style:font-size-complex="13pt" style:font-weight-complex="normal"/>
    </style:style>
    <style:style style:name="P14" style:family="paragraph" style:parent-style-name="Text_20_body" style:list-style-name="List_20_1">
      <style:paragraph-properties fo:margin-top="0cm" fo:margin-bottom="0cm" loext:contextual-spacing="false" fo:line-height="138%" style:writing-mode="lr-tb"/>
    </style:style>
    <style:style style:name="P15" style:family="paragraph" style:parent-style-name="Text_20_body" style:list-style-name="List_20_1">
      <style:paragraph-properties fo:margin-top="0cm" fo:margin-bottom="0cm" loext:contextual-spacing="false" fo:line-height="138%" style:writing-mode="lr-tb"/>
      <style:text-properties officeooo:paragraph-rsid="0020c370"/>
    </style:style>
    <style:style style:name="T1" style:family="text">
      <style:text-properties officeooo:rsid="001c9f07"/>
    </style:style>
    <style:style style:name="T2" style:family="text">
      <style:text-properties style:text-position="super 58%"/>
    </style:style>
    <style:style style:name="T3" style:family="text">
      <style:text-properties officeooo:rsid="001d4ada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1d4ada"/>
    </style:style>
    <style:style style:name="T6" style:family="text">
      <style:text-properties style:text-line-through-style="none" style:text-line-through-type="none" style:text-position="super 58%" officeooo:rsid="001d4ada"/>
    </style:style>
    <style:style style:name="T7" style:family="text">
      <style:text-properties style:text-line-through-style="none" style:text-line-through-type="none" officeooo:rsid="001c9f07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1d4ada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1dd27a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1c9f07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1e1ab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fo:font-style="normal" style:text-underline-style="none" officeooo:rsid="001dd27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style:text-blinking="false" fo:background-color="transparent" loext:char-shading-value="0" style:font-size-asian="13pt" style:font-weight-asian="normal" style:font-size-complex="13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20c370" style:text-blinking="false" fo:background-color="transparent" loext:char-shading-value="0" style:font-size-asian="13pt" style:font-weight-asian="normal" style:font-size-complex="13pt" style:font-weight-complex="normal"/>
    </style:style>
    <style:style style:name="T20" style:family="text">
      <style:text-properties officeooo:rsid="001dd27a"/>
    </style:style>
    <style:style style:name="T21" style:family="text">
      <style:text-properties fo:font-weight="bold"/>
    </style:style>
    <style:style style:name="T22" style:family="text">
      <style:text-properties fo:font-weight="bold" officeooo:rsid="0020c370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officeooo:rsid="0020c370"/>
    </style:style>
    <style:style style:name="T25" style:family="text">
      <style:text-properties style:font-name="Liberation Serif" fo:font-size="13pt" style:font-size-asian="13pt" style:font-size-complex="13pt"/>
    </style:style>
    <style:style style:name="T26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27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D Command <text:s text:c="7"/><text:span text:style-name="T3">syntax- <text:s/></text:span><text:span text:style-name="T1">sed ‘ ‘ &lt;file&gt;</text:span></text:p>
      <text:p text:style-name="P3"/>
      <text:list xml:id="list3089237918" text:style-name="List_20_1">
        <text:list-item>
          <text:p text:style-name="P4">sed ‘s/&lt;word1&gt;/&lt;word2&gt;/g’ &lt;file&gt; - this will replace word1 with word2 in whole file </text:p>
        </text:list-item>
        <text:list-item>
          <text:p text:style-name="P6"><text:bookmark text:name="docs-internal-guid-8d1f54b2-7fff-bcdb-1c0f-23b085cc8c40"/><text:span text:style-name="T14">sed '5 s/word1&gt;/&lt;word2&gt;/g’ &lt;file&gt; </text:span><text:span text:style-name="T13">- </text:span><text:bookmark text:name="docs-internal-guid-12812b1d-7fff-158d-c06f-6be7efe94c5d"/><text:span text:style-name="T13">to replace a word in a file of particular line, here you can replace 5 with 2 to replace word1 with word2 of 2</text:span><text:span text:style-name="T17">nd</text:span><text:span text:style-name="T13"> line</text:span></text:p>
        </text:list-item>
        <text:list-item>
          <text:p text:style-name="P11"><text:bookmark text:name="docs-internal-guid-e022137f-7fff-d816-2c33-1b91f2a35f57"/><text:span text:style-name="T13">sed '5! </text:span><text:span text:style-name="T14">s/word1&gt;/&lt;word2&gt;/g’ &lt;file&gt; - </text:span><text:span text:style-name="T15">to replace every word1 in file except from line 5</text:span></text:p>
        </text:list-item>
        <text:list-item>
          <text:p text:style-name="P11"><text:bookmark text:name="docs-internal-guid-8f335463-7fff-bf3b-7eae-b2800d51deb5"/><text:span text:style-name="T15">sed -i '</text:span><text:span text:style-name="T14">s/&lt;word1&gt;/&lt;word2&gt;/g’ &lt;file&gt; - </text:span><text:span text:style-name="T15">to save changes in file just add flag -i</text:span></text:p>
        </text:list-item>
        <text:list-item>
          <text:p text:style-name="P4">sed -n ‘3p’ &lt;file&gt; - this will print 3<text:span text:style-name="T2">rd</text:span> line of file, <text:span text:style-name="T3">p is for print</text:span></text:p>
        </text:list-item>
        <text:list-item>
          <text:p text:style-name="P5">sed -n ‘<text:span text:style-name="T3">$</text:span>p’ &lt;file&gt; <text:span text:style-name="T4">- </text:span><text:span text:style-name="T5">to print last line of file use $</text:span></text:p>
        </text:list-item>
        <text:list-item>
          <text:p text:style-name="P7"><text:span text:style-name="T7">sed -n ‘</text:span><text:span text:style-name="T5">3,5</text:span><text:span text:style-name="T7">p’ &lt;file&gt; - </text:span><text:span text:style-name="T5">to print <text:s/>3</text:span><text:span text:style-name="T6">rd</text:span><text:span text:style-name="T5"> to 5</text:span><text:span text:style-name="T6">th</text:span><text:span text:style-name="T5"> line</text:span></text:p>
        </text:list-item>
        <text:list-item>
          <text:p text:style-name="P7"><text:span text:style-name="T11">sed -n '/</text:span><text:span text:style-name="T12">word</text:span><text:span text:style-name="T11">/p' </text:span><text:span text:style-name="T12">&lt;</text:span><text:span text:style-name="T11">file</text:span><text:span text:style-name="T12">&gt; - to search line which have this word</text:span></text:p>
        </text:list-item>
        <text:list-item>
          <text:p text:style-name="P7"><text:bookmark text:name="docs-internal-guid-bff6e4a1-7fff-c874-9b5b-6f8951903ac1"/><text:span text:style-name="T11">sed -n -e '2p' -e '5p' </text:span><text:span text:style-name="T12">&lt;</text:span><text:span text:style-name="T11">fil</text:span><text:span text:style-name="T12">e&gt;</text:span><text:span text:style-name="T11"> - </text:span><text:span text:style-name="T12">to see only particular lines here we are seeing 2 and 5</text:span></text:p>
        </text:list-item>
        <text:list-item>
          <text:p text:style-name="P6"><text:bookmark text:name="docs-internal-guid-083511a8-7fff-8ce6-ef6f-0c924e1aee74"/><text:span text:style-name="T12">sed -n -e '/word1/p' -e '/word/p' &lt;file&gt; - to see only lines </text:span><text:span text:style-name="T13">which have these particular words(word1 and word2)</text:span></text:p>
        </text:list-item>
        <text:list-item>
          <text:p text:style-name="P2"><text:bookmark text:name="docs-internal-guid-1a6a0f6b-7fff-b166-beba-1b60977caffc"/><text:span text:style-name="T3">sed -n ‘2,+4p’ <text:s/></text:span><text:span text:style-name="T20">&lt;</text:span><text:span text:style-name="T3">file</text:span><text:span text:style-name="T20">&gt; - to see next 4 lines from 2nd line</text:span></text:p>
        </text:list-item>
        <text:list-item>
          <text:p text:style-name="P2"><text:bookmark text:name="docs-internal-guid-04b86e56-7fff-ff68-1016-5fa8839a8ad4"/><text:span text:style-name="T20">sed -n ‘1~2p’ file_name - </text:span><text:bookmark text:name="docs-internal-guid-f487e9b1-7fff-4f7e-ad46-7dc0b29a6df9"/><text:span text:style-name="T20">to see every 2nd line from first line</text:span></text:p>
        </text:list-item>
        <text:list-item>
          <text:p text:style-name="P8"><text:bookmark text:name="docs-internal-guid-4e46dfac-7fff-e6bf-6a87-1062143e82d9"/><text:span text:style-name="T13">sed -f ex_file file_name - </text:span><text:bookmark text:name="docs-internal-guid-b9cd16b1-7fff-97bb-395f-1382c57b0411"/><text:span text:style-name="T13">to read expression from external file</text:span></text:p>
          <text:p text:style-name="P8"><text:span text:style-name="T13"/></text:p>
        </text:list-item>
        <text:list-item>
          <text:p text:style-name="P8"><text:span text:style-name="T13"><text:s/></text:span><text:bookmark text:name="docs-internal-guid-9aa3d7a0-7fff-7a66-a1c7-35edc67c5692"/><text:span text:style-name="T13">How to delete a line?</text:span></text:p>
        </text:list-item>
      </text:list>
      <text:p text:style-name="P12">sed '1d' file_name <text:s text:c="13"/>(to delete first line)</text:p>
      <text:p text:style-name="P12">sed '1,2d' file_name <text:s text:c="10"/></text:p>
      <text:p text:style-name="P12">sed '$d' file_name <text:s/></text:p>
      <text:p text:style-name="P12"/>
      <text:list xml:id="list200027285665783" text:continue-numbering="true" text:style-name="List_20_1">
        <text:list-item>
          <text:p text:style-name="P14"><text:bookmark text:name="docs-internal-guid-91b8414d-7fff-e2cf-375d-e54ff31fd94c"/><text:span text:style-name="T18">How to delete user from India country?</text:span></text:p>
        </text:list-item>
      </text:list>
      <text:p text:style-name="P12">sed ‘/India/d’ <text:span text:style-name="T24">&lt;file&gt;</text:span></text:p>
      <text:p text:style-name="P9"/>
      <text:list xml:id="list200028597537721" text:continue-numbering="true" text:style-name="List_20_1">
        <text:list-item>
          <text:p text:style-name="P15"><text:span text:style-name="T18">sed '/^$/d' file_name’ – </text:span><text:span text:style-name="T19">to remove empty lines from file</text:span></text:p>
        </text:list-item>
        <text:list-item>
          <text:p text:style-name="P15"><text:bookmark text:name="docs-internal-guid-92145399-7fff-c8fb-328f-7cca126524c6"/><text:span text:style-name="T18">How to copy output of sed command in separate file?</text:span></text:p>
        </text:list-item>
      </text:list>
      <text:p text:style-name="P12">sed -n ‘/India/ w <text:span text:style-name="T24">&lt;new file name&gt;</text:span>’ <text:span text:style-name="T24">&lt;file&gt;</text:span></text:p>
      <text:p text:style-name="P13"/>
      <text:list xml:id="list200027756563173" text:continue-numbering="true" text:style-name="List_20_1">
        <text:list-item>
          <text:p text:style-name="P15"><text:span text:style-name="T18">sed '5 a </text:span><text:span text:style-name="T19">&lt;text you want to add&gt;</text:span><text:span text:style-name="T18">' </text:span><text:span text:style-name="T19">&lt;file&gt; - to add new line after a specific line. </text:span></text:p>
        </text:list-item>
      </text:list>
      <text:p text:style-name="P12"/>
      <text:list xml:id="list200028335528253" text:continue-numbering="true" text:style-name="List_20_1">
        <text:list-item>
          <text:p text:style-name="P15"><text:span text:style-name="T18">sed '5 c new_text' </text:span><text:span text:style-name="T19">&lt;file&gt;</text:span><text:span text:style-name="T18">(it will add text at line 5) - <text:s/>to edit existing line instead of adding new line</text:span></text:p>
        </text:list-item>
      </text:list>
      <text:p text:style-name="P10"/>
      <text:list xml:id="list200028992943004" text:continue-numbering="true" text:style-name="List_20_1">
        <text:list-item>
          <text:p text:style-name="P15"><text:span text:style-name="T18">sed '/Paul/ </text:span><text:span text:style-name="T19">&lt;text you want to add&gt;</text:span><text:span text:style-name="T18">' </text:span><text:span text:style-name="T19">&lt;file&gt; - to add new line after a given string, so it will add text after Paul</text:span><text:bookmark text:name="docs-internal-guid-24e7a14b-7fff-fcc5-b46f-beed88545a29"/></text:p>
        </text:list-item>
        <text:list-item>
          <text:p text:style-name="P15"><text:span text:style-name="T18">sed -n 'l' file_name - to see the hidden characters</text:span></text:p>
        </text:list-item>
      </text:list>
      <text:p text:style-name="P12"/>
      <text:list xml:id="list200027899785028" text:continue-numbering="true" text:style-name="List_20_1">
        <text:list-item>
          <text:p text:style-name="P14"><text:bookmark text:name="docs-internal-guid-01756fb1-7fff-1cdf-177e-1d1ed2c966f4"/><text:soft-page-break/><text:span text:style-name="T18">to stop execution of sed command as soon as first occurance found?</text:span></text:p>
        </text:list-item>
      </text:list>
      <text:p text:style-name="P13">sed ‘/India/ q’ <text:span text:style-name="T24">&lt;file&gt; - here we want to stop as soon as sed found first india</text:span></text:p>
      <text:p text:style-name="P13">sed ‘5 q’ <text:span text:style-name="T24">&lt;file&gt; - </text:span>(stop execution at line 5)</text:p>
      <text:list xml:id="list200027962021033" text:continue-numbering="true" text:style-name="List_20_1">
        <text:list-header>
          <text:p text:style-name="P15"><text:span text:style-name="T18"/></text:p>
        </text:list-header>
        <text:list-item>
          <text:p text:style-name="P15"><text:span text:style-name="T18">sed '=' </text:span><text:span text:style-name="T19">&lt;file&gt;</text:span><text:span text:style-name="T18"> - <text:s/>to see the line number in file</text:span></text:p>
        </text:list-item>
      </text:list>
      <text:p text:style-name="P10"><text:line-break/><text:line-break/><text:line-break/><text:bookmark text:name="docs-internal-guid-6a64a6e2-7fff-6b3a-b613-820c117dd6f1"/><text:span text:style-name="T11">SED Regular Expressions</text:span></text:p>
      <text:p text:style-name="P10"/>
      <text:p text:style-name="P12">^   start of line</text:p>
      <text:p text:style-name="P12">$   end of line</text:p>
      <text:p text:style-name="P12">.   single character</text:p>
      <text:p text:style-name="P12">[]  match character set</text:p>
      <text:p text:style-name="P12">[^] exclusive Set </text:p>
      <text:p text:style-name="P12">*   zero or more occurance</text:p>
      <text:p text:style-name="P10"/>
      <text:p text:style-name="P12">examples:</text:p>
      <text:p text:style-name="P10"/>
      <text:p text:style-name="P12">sed -n '/^2/p' file_name</text:p>
      <text:p text:style-name="P12">sed -n '/ia$/p' file_name</text:p>
      <text:p text:style-name="P10"/>
      <text:p text:style-name="P12">How to find a 5 letter name which start with S and end with a?</text:p>
      <text:p text:style-name="P12">sed -n '/^S...a$/p' names </text:p>
      <text:p text:style-name="P10"/>
      <text:p text:style-name="P12">How to find names start with V?</text:p>
      <text:p text:style-name="P12">sed -n '/^V/p' names</text:p>
      <text:p text:style-name="P10"/>
      <text:p text:style-name="P12">How to find names end with a?</text:p>
      <text:p text:style-name="P12">sed -n '/a$/p' names</text:p>
      <text:p text:style-name="P10"/>
      <text:p text:style-name="P12">How to use wild card?</text:p>
      <text:p text:style-name="P12">ls -ltr *.txt</text:p>
      <text:p text:style-name="P10"/>
      <text:p text:style-name="P12"><text:soft-page-break/>How to see names start with only A and C?</text:p>
      <text:p text:style-name="P12">sed -n '/[AC]/p' names</text:p>
      <text:p text:style-name="P12">sed -n '/[AC]/p' names</text:p>
      <text:p text:style-name="P10"/>
      <text:p text:style-name="P12">How to see names start with only A to D?</text:p>
      <text:p text:style-name="P12">sed -n '/^[A-D]/p' names</text:p>
      <text:p text:style-name="P10"><text:line-break/><text:bookmark text:name="docs-internal-guid-dbd9a2de-7fff-519b-2eb9-f84842b239b1"/><text:span text:style-name="T11">POSIX Classes</text:span></text:p>
      <text:p text:style-name="P10"/>
      <text:p text:style-name="P12">Example: sed -n ‘/[[:alpha:]]/p’ posix</text:p>
      <text:p text:style-name="P10"/>
      <text:p text:style-name="P12">[:alnum:]</text:p>
      <text:p text:style-name="P12">[:alpha:]</text:p>
      <text:p text:style-name="P12">[:digit:]</text:p>
      <text:p text:style-name="P12">[:blank:]</text:p>
      <text:p text:style-name="P12">[:lower:]</text:p>
      <text:p text:style-name="P12">[:upper:]</text:p>
      <text:p text:style-name="P12">[:punct:]</text:p>
      <text:p text:style-name="P12">[:space:]</text:p>
      <text:p text:style-name="Text_20_body"><text:line-break/></text:p>
      <text:p text:style-name="P1"/>
      <text:p text:style-name="Text_20_body"><text:line-break/><text:line-break/></text:p>
      <text:p text:style-name="Text_20_body"><text:line-break/><text:line-break/></text:p>
      <text:p text:style-name="Text_20_body"><text:line-break/></text:p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4T03:23:15.366099452</meta:creation-date>
    <dc:date>2024-02-24T20:00:26.976832077</dc:date>
    <meta:editing-duration>PT12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1" meta:word-count="541" meta:character-count="2709" meta:non-whitespace-character-count="2192"/>
  </office:meta>
</office:document-meta>
</file>